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ontentAspect.toSAX( RendererAspectContext rendererContext , Layout layout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ontent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ontentAspect.processItem( RendererAspectContext rendererContext , Item item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siteContentAspect.processMaximizedItem( RendererAspectContext rendererContext , Item item , Layout maximizedLayout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